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57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4.038cm"/>
    </style:style>
    <style:style style:name="co5" style:family="table-column">
      <style:table-column-properties fo:break-before="auto" style:column-width="4.773cm"/>
    </style:style>
    <style:style style:name="co6" style:family="table-column">
      <style:table-column-properties fo:break-before="auto" style:column-width="4.147cm"/>
    </style:style>
    <style:style style:name="co7" style:family="table-column">
      <style:table-column-properties fo:break-before="auto" style:column-width="3.956cm"/>
    </style:style>
    <style:style style:name="co8" style:family="table-column">
      <style:table-column-properties fo:break-before="auto" style:column-width="4.066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0.771cm"/>
    </style:style>
    <style:style style:name="co11" style:family="table-column">
      <style:table-column-properties fo:break-before="auto" style:column-width="2.514cm"/>
    </style:style>
    <style:style style:name="co12" style:family="table-column">
      <style:table-column-properties fo:break-before="auto" style:column-width="2.759cm"/>
    </style:style>
    <style:style style:name="co13" style:family="table-column">
      <style:table-column-properties fo:break-before="auto" style:column-width="2.623cm"/>
    </style:style>
    <style:style style:name="co14" style:family="table-column">
      <style:table-column-properties fo:break-before="auto" style:column-width="1.58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2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/>
          <table:table-cell table:style-name="ce1" office:value-type="string">
            <text:p>Comunidade</text:p>
          </table:table-cell>
          <table:table-cell office:value-type="string">
            <text:p>Diâmetro</text:p>
          </table:table-cell>
          <table:table-cell office:value-type="string">
            <text:p>Caminho Mínimo Médio</text:p>
          </table:table-cell>
          <table:table-cell office:value-type="string">
            <text:p>Coeficiente de Agrupamento</text:p>
          </table:table-cell>
          <table:table-cell office:value-type="string">
            <text:p>Assortatividade</text:p>
          </table:table-cell>
          <table:table-cell office:value-type="string">
            <text:p>Maior WCC</text:p>
          </table:table-cell>
          <table:table-cell office:value-type="string">
            <text:p>Grau Médio</text:p>
          </table:table-cell>
          <table:table-cell office:value-type="string">
            <text:p>Numero de Nodos</text:p>
          </table:table-cell>
          <table:table-cell office:value-type="string">
            <text:p>Numero de Arestas</text:p>
          </table:table-cell>
          <table:table-cell office:value-type="string">
            <text:p>Numero de Publicacoes</text:p>
          </table:table-cell>
        </table:table-row>
        <table:table-row table:style-name="ro2">
          <table:table-cell/>
          <table:table-cell office:value-type="string">
            <text:p>CCS</text:p>
          </table:table-cell>
          <table:table-cell office:value-type="float" office:value="0.805259165974187">
            <text:p>0,805259166</text:p>
          </table:table-cell>
          <table:table-cell office:value-type="float" office:value="0.782926647514188">
            <text:p>0,7829266475</text:p>
          </table:table-cell>
          <table:table-cell office:value-type="float" office:value="-0.356438193874089">
            <text:p>-0,3564381939</text:p>
          </table:table-cell>
          <table:table-cell office:value-type="float" office:value="-0.672654723673671">
            <text:p>-0,6726547237</text:p>
          </table:table-cell>
          <table:table-cell office:value-type="float" office:value="0.490595268901609">
            <text:p>0,4905952689</text:p>
          </table:table-cell>
          <table:table-cell office:value-type="float" office:value="0.88321694162907">
            <text:p>0,8832169416</text:p>
          </table:table-cell>
          <table:table-cell office:value-type="float" office:value="0.72825301904166">
            <text:p>0,728253019</text:p>
          </table:table-cell>
          <table:table-cell office:value-type="float" office:value="0.710985950763046">
            <text:p>0,7109859508</text:p>
          </table:table-cell>
          <table:table-cell office:value-type="float" office:value="0.745599754323663">
            <text:p>0,7455997543</text:p>
          </table:table-cell>
        </table:table-row>
        <table:table-row table:style-name="ro2">
          <table:table-cell/>
          <table:table-cell office:value-type="string">
            <text:p>CHI</text:p>
          </table:table-cell>
          <table:table-cell office:value-type="float" office:value="0.905445863740752">
            <text:p>0,9054458637</text:p>
          </table:table-cell>
          <table:table-cell office:value-type="float" office:value="0.913595925144321">
            <text:p>0,9135959251</text:p>
          </table:table-cell>
          <table:table-cell office:value-type="float" office:value="-0.819434174523227">
            <text:p>-0,8194341745</text:p>
          </table:table-cell>
          <table:table-cell office:value-type="float" office:value="-0.840826642505826">
            <text:p>-0,8408266425</text:p>
          </table:table-cell>
          <table:table-cell office:value-type="float" office:value="0.947719815807981">
            <text:p>0,9477198158</text:p>
          </table:table-cell>
          <table:table-cell office:value-type="float" office:value="0.854818877164812">
            <text:p>0,8548188772</text:p>
          </table:table-cell>
          <table:table-cell office:value-type="float" office:value="0.852828877814457">
            <text:p>0,8528288778</text:p>
          </table:table-cell>
          <table:table-cell office:value-type="float" office:value="0.846457561982969">
            <text:p>0,846457562</text:p>
          </table:table-cell>
          <table:table-cell office:value-type="float" office:value="0.837698095798559">
            <text:p>0,8376980958</text:p>
          </table:table-cell>
        </table:table-row>
        <table:table-row table:style-name="ro2">
          <table:table-cell/>
          <table:table-cell office:value-type="string">
            <text:p>CIKM</text:p>
          </table:table-cell>
          <table:table-cell office:value-type="float" office:value="0.790134715176533">
            <text:p>0,7901347152</text:p>
          </table:table-cell>
          <table:table-cell office:value-type="float" office:value="0.792471398617297">
            <text:p>0,7924713986</text:p>
          </table:table-cell>
          <table:table-cell office:value-type="float" office:value="-0.525528197345735">
            <text:p>-0,5255281973</text:p>
          </table:table-cell>
          <table:table-cell office:value-type="float" office:value="-0.820226792075286">
            <text:p>-0,8202267921</text:p>
          </table:table-cell>
          <table:table-cell office:value-type="float" office:value="0.648649730739783">
            <text:p>0,6486497307</text:p>
          </table:table-cell>
          <table:table-cell office:value-type="float" office:value="0.973332410130299">
            <text:p>0,9733324101</text:p>
          </table:table-cell>
          <table:table-cell office:value-type="float" office:value="0.877939693307681">
            <text:p>0,8779396933</text:p>
          </table:table-cell>
          <table:table-cell office:value-type="float" office:value="0.85876797951693">
            <text:p>0,8587679795</text:p>
          </table:table-cell>
          <table:table-cell office:value-type="float" office:value="0.860616206751039">
            <text:p>0,8606162068</text:p>
          </table:table-cell>
        </table:table-row>
        <table:table-row table:style-name="ro2">
          <table:table-cell/>
          <table:table-cell office:value-type="string">
            <text:p>DAC</text:p>
          </table:table-cell>
          <table:table-cell office:value-type="float" office:value="0.940737431877252">
            <text:p>0,9407374319</text:p>
          </table:table-cell>
          <table:table-cell office:value-type="float" office:value="0.939435325159552">
            <text:p>0,9394353252</text:p>
          </table:table-cell>
          <table:table-cell office:value-type="float" office:value="-0.408516966043458">
            <text:p>-0,408516966</text:p>
          </table:table-cell>
          <table:table-cell office:value-type="float" office:value="-0.517678244672905">
            <text:p>-0,5176782447</text:p>
          </table:table-cell>
          <table:table-cell office:value-type="float" office:value="0.903919869210604">
            <text:p>0,9039198692</text:p>
          </table:table-cell>
          <table:table-cell office:value-type="float" office:value="0.901102379221662">
            <text:p>0,9011023792</text:p>
          </table:table-cell>
          <table:table-cell office:value-type="float" office:value="0.931574428725416">
            <text:p>0,9315744287</text:p>
          </table:table-cell>
          <table:table-cell office:value-type="float" office:value="0.95917653929169">
            <text:p>0,9591765393</text:p>
          </table:table-cell>
          <table:table-cell office:value-type="float" office:value="0.85726043953176">
            <text:p>0,8572604395</text:p>
          </table:table-cell>
        </table:table-row>
        <table:table-row table:style-name="ro2">
          <table:table-cell/>
          <table:table-cell office:value-type="string">
            <text:p>HSCC</text:p>
          </table:table-cell>
          <table:table-cell office:value-type="float" office:value="0.383025346314246">
            <text:p>0,3830253463</text:p>
          </table:table-cell>
          <table:table-cell office:value-type="float" office:value="0.648257237136762">
            <text:p>0,6482572371</text:p>
          </table:table-cell>
          <table:table-cell office:value-type="float" office:value="-0.715676506829461">
            <text:p>-0,7156765068</text:p>
          </table:table-cell>
          <table:table-cell office:value-type="float" office:value="-0.338051052102884">
            <text:p>-0,3380510521</text:p>
          </table:table-cell>
          <table:table-cell office:value-type="float" office:value="0.80155690311797">
            <text:p>0,8015569031</text:p>
          </table:table-cell>
          <table:table-cell office:value-type="float" office:value="0.584860097727516">
            <text:p>0,5848600977</text:p>
          </table:table-cell>
          <table:table-cell office:value-type="float" office:value="-0.155418019327142">
            <text:p>-0,1554180193</text:p>
          </table:table-cell>
          <table:table-cell office:value-type="float" office:value="-0.0903895305638914">
            <text:p>-0,0903895306</text:p>
          </table:table-cell>
          <table:table-cell office:value-type="float" office:value="0.127586411456252">
            <text:p>0,1275864115</text:p>
          </table:table-cell>
        </table:table-row>
        <table:table-row table:style-name="ro2">
          <table:table-cell/>
          <table:table-cell office:value-type="string">
            <text:p>ICSE</text:p>
          </table:table-cell>
          <table:table-cell office:value-type="float" office:value="0.72884573347903">
            <text:p>0,7288457335</text:p>
          </table:table-cell>
          <table:table-cell office:value-type="float" office:value="0.750439464642018">
            <text:p>0,7504394646</text:p>
          </table:table-cell>
          <table:table-cell office:value-type="float" office:value="-0.392607397908057">
            <text:p>-0,3926073979</text:p>
          </table:table-cell>
          <table:table-cell office:value-type="float" office:value="-0.718120590612154">
            <text:p>-0,7181205906</text:p>
          </table:table-cell>
          <table:table-cell office:value-type="float" office:value="0.443699536858745">
            <text:p>0,4436995369</text:p>
          </table:table-cell>
          <table:table-cell office:value-type="float" office:value="0.977265052119986">
            <text:p>0,9772650521</text:p>
          </table:table-cell>
          <table:table-cell office:value-type="float" office:value="0.893633133613863">
            <text:p>0,8936331336</text:p>
          </table:table-cell>
          <table:table-cell office:value-type="float" office:value="0.935977949819801">
            <text:p>0,9359779498</text:p>
          </table:table-cell>
          <table:table-cell office:value-type="float" office:value="0.797884614367072">
            <text:p>0,7978846144</text:p>
          </table:table-cell>
        </table:table-row>
        <table:table-row table:style-name="ro2">
          <table:table-cell/>
          <table:table-cell office:value-type="string">
            <text:p>ISCA</text:p>
          </table:table-cell>
          <table:table-cell office:value-type="float" office:value="0.573347114131478">
            <text:p>0,5733471141</text:p>
          </table:table-cell>
          <table:table-cell office:value-type="float" office:value="0.576440059371451">
            <text:p>0,5764400594</text:p>
          </table:table-cell>
          <table:table-cell office:value-type="float" office:value="0.624761615624638">
            <text:p>0,6247616156</text:p>
          </table:table-cell>
          <table:table-cell office:value-type="float" office:value="-0.327020605181132">
            <text:p>-0,3270206052</text:p>
          </table:table-cell>
          <table:table-cell office:value-type="float" office:value="0.672337462660195">
            <text:p>0,6723374627</text:p>
          </table:table-cell>
          <table:table-cell office:value-type="float" office:value="0.846495391912019">
            <text:p>0,8464953919</text:p>
          </table:table-cell>
          <table:table-cell office:value-type="float" office:value="0.655874695411155">
            <text:p>0,6558746954</text:p>
          </table:table-cell>
          <table:table-cell office:value-type="float" office:value="0.822620259393926">
            <text:p>0,8226202594</text:p>
          </table:table-cell>
          <table:table-cell office:value-type="float" office:value="-0.203750276882292">
            <text:p>-0,2037502769</text:p>
          </table:table-cell>
        </table:table-row>
        <table:table-row table:style-name="ro2">
          <table:table-cell/>
          <table:table-cell office:value-type="string">
            <text:p>KDD</text:p>
          </table:table-cell>
          <table:table-cell office:value-type="float" office:value="0.612145772734413">
            <text:p>0,6121457727</text:p>
          </table:table-cell>
          <table:table-cell office:value-type="float" office:value="0.686538308443834">
            <text:p>0,6865383084</text:p>
          </table:table-cell>
          <table:table-cell office:value-type="float" office:value="-0.111063268033578">
            <text:p>-0,111063268</text:p>
          </table:table-cell>
          <table:table-cell office:value-type="float" office:value="-0.939203836292421">
            <text:p>-0,9392038363</text:p>
          </table:table-cell>
          <table:table-cell office:value-type="float" office:value="0.75722623753037">
            <text:p>0,7572262375</text:p>
          </table:table-cell>
          <table:table-cell office:value-type="float" office:value="0.738124938389907">
            <text:p>0,7381249384</text:p>
          </table:table-cell>
          <table:table-cell office:value-type="float" office:value="0.826128324099853">
            <text:p>0,8261283241</text:p>
          </table:table-cell>
          <table:table-cell office:value-type="float" office:value="0.791580076679393">
            <text:p>0,7915800767</text:p>
          </table:table-cell>
          <table:table-cell office:value-type="float" office:value="0.879700572069603">
            <text:p>0,8797005721</text:p>
          </table:table-cell>
        </table:table-row>
        <table:table-row table:style-name="ro2">
          <table:table-cell/>
          <table:table-cell office:value-type="string">
            <text:p>MICRO</text:p>
          </table:table-cell>
          <table:table-cell office:value-type="float" office:value="0.506638365126257">
            <text:p>0,5066383651</text:p>
          </table:table-cell>
          <table:table-cell office:value-type="float" office:value="0.478518101099888">
            <text:p>0,4785181011</text:p>
          </table:table-cell>
          <table:table-cell office:value-type="float" office:value="0.494352081567653">
            <text:p>0,4943520816</text:p>
          </table:table-cell>
          <table:table-cell office:value-type="float" office:value="-0.227894156579765">
            <text:p>-0,2278941566</text:p>
          </table:table-cell>
          <table:table-cell office:value-type="float" office:value="0.380115773428439">
            <text:p>0,3801157734</text:p>
          </table:table-cell>
          <table:table-cell office:value-type="float" office:value="0.864305038548326">
            <text:p>0,8643050385</text:p>
          </table:table-cell>
          <table:table-cell office:value-type="float" office:value="0.886084877641109">
            <text:p>0,8860848776</text:p>
          </table:table-cell>
          <table:table-cell office:value-type="float" office:value="0.885670401050682">
            <text:p>0,8856704011</text:p>
          </table:table-cell>
          <table:table-cell office:value-type="float" office:value="0.77068125609299">
            <text:p>0,7706812561</text:p>
          </table:table-cell>
        </table:table-row>
        <table:table-row table:style-name="ro2">
          <table:table-cell/>
          <table:table-cell office:value-type="string">
            <text:p>MM</text:p>
          </table:table-cell>
          <table:table-cell office:value-type="float" office:value="0.886070621923753">
            <text:p>0,8860706219</text:p>
          </table:table-cell>
          <table:table-cell office:value-type="float" office:value="0.884915047239123">
            <text:p>0,8849150472</text:p>
          </table:table-cell>
          <table:table-cell office:value-type="float" office:value="-0.894675193781633">
            <text:p>-0,8946751938</text:p>
          </table:table-cell>
          <table:table-cell office:value-type="float" office:value="-0.902241423555241">
            <text:p>-0,9022414236</text:p>
          </table:table-cell>
          <table:table-cell office:value-type="float" office:value="0.914780173055923">
            <text:p>0,9147801731</text:p>
          </table:table-cell>
          <table:table-cell office:value-type="float" office:value="0.927813211093421">
            <text:p>0,9278132111</text:p>
          </table:table-cell>
          <table:table-cell office:value-type="float" office:value="0.95322056188078">
            <text:p>0,9532205619</text:p>
          </table:table-cell>
          <table:table-cell office:value-type="float" office:value="0.89798682341841">
            <text:p>0,8979868234</text:p>
          </table:table-cell>
          <table:table-cell office:value-type="float" office:value="0.967161127139029">
            <text:p>0,9671611271</text:p>
          </table:table-cell>
        </table:table-row>
        <table:table-row table:style-name="ro2">
          <table:table-cell/>
          <table:table-cell office:value-type="string">
            <text:p>MOBICOM</text:p>
          </table:table-cell>
          <table:table-cell office:value-type="float" office:value="0.732081124759802">
            <text:p>0,7320811248</text:p>
          </table:table-cell>
          <table:table-cell office:value-type="float" office:value="0.813929478979522">
            <text:p>0,813929479</text:p>
          </table:table-cell>
          <table:table-cell office:value-type="float" office:value="0.154560900522964">
            <text:p>0,1545609005</text:p>
          </table:table-cell>
          <table:table-cell office:value-type="float" office:value="-0.414484418501821">
            <text:p>-0,4144844185</text:p>
          </table:table-cell>
          <table:table-cell office:value-type="float" office:value="0.812231711757051">
            <text:p>0,8122317118</text:p>
          </table:table-cell>
          <table:table-cell office:value-type="float" office:value="0.79974154559052">
            <text:p>0,7997415456</text:p>
          </table:table-cell>
          <table:table-cell office:value-type="float" office:value="0.886882604547714">
            <text:p>0,8868826045</text:p>
          </table:table-cell>
          <table:table-cell office:value-type="float" office:value="0.827648357425295">
            <text:p>0,8276483574</text:p>
          </table:table-cell>
          <table:table-cell office:value-type="float" office:value="0.864179517160483">
            <text:p>0,8641795172</text:p>
          </table:table-cell>
        </table:table-row>
        <table:table-row table:style-name="ro2">
          <table:table-cell/>
          <table:table-cell office:value-type="string">
            <text:p>PODC</text:p>
          </table:table-cell>
          <table:table-cell office:value-type="float" office:value="0.560518274521525">
            <text:p>0,5605182745</text:p>
          </table:table-cell>
          <table:table-cell office:value-type="float" office:value="0.560159921910082">
            <text:p>0,5601599219</text:p>
          </table:table-cell>
          <table:table-cell office:value-type="float" office:value="-0.175548684954826">
            <text:p>-0,175548685</text:p>
          </table:table-cell>
          <table:table-cell office:value-type="float" office:value="-0.254984986674388">
            <text:p>-0,2549849867</text:p>
          </table:table-cell>
          <table:table-cell office:value-type="float" office:value="0.326938925147238">
            <text:p>0,3269389251</text:p>
          </table:table-cell>
          <table:table-cell office:value-type="float" office:value="0.943652522822591">
            <text:p>0,9436525228</text:p>
          </table:table-cell>
          <table:table-cell office:value-type="float" office:value="0.936757038714492">
            <text:p>0,9367570387</text:p>
          </table:table-cell>
          <table:table-cell office:value-type="float" office:value="0.942018329072585">
            <text:p>0,9420183291</text:p>
          </table:table-cell>
          <table:table-cell office:value-type="float" office:value="0.887541177736433">
            <text:p>0,8875411777</text:p>
          </table:table-cell>
        </table:table-row>
        <table:table-row table:style-name="ro2">
          <table:table-cell/>
          <table:table-cell office:value-type="string">
            <text:p>POPL</text:p>
          </table:table-cell>
          <table:table-cell office:value-type="float" office:value="0.696379409477995">
            <text:p>0,6963794095</text:p>
          </table:table-cell>
          <table:table-cell office:value-type="float" office:value="0.670872365511062">
            <text:p>0,6708723655</text:p>
          </table:table-cell>
          <table:table-cell office:value-type="float" office:value="0.825756217786541">
            <text:p>0,8257562178</text:p>
          </table:table-cell>
          <table:table-cell office:value-type="float" office:value="-0.037917844694035">
            <text:p>-0,0379178447</text:p>
          </table:table-cell>
          <table:table-cell office:value-type="float" office:value="0.536205181877727">
            <text:p>0,5362051819</text:p>
          </table:table-cell>
          <table:table-cell office:value-type="float" office:value="0.92421482135209">
            <text:p>0,9242148214</text:p>
          </table:table-cell>
          <table:table-cell office:value-type="float" office:value="0.826548314879729">
            <text:p>0,8265483149</text:p>
          </table:table-cell>
          <table:table-cell office:value-type="float" office:value="0.838955264987133">
            <text:p>0,838955265</text:p>
          </table:table-cell>
          <table:table-cell office:value-type="float" office:value="0.624179729180939">
            <text:p>0,6241797292</text:p>
          </table:table-cell>
        </table:table-row>
        <table:table-row table:style-name="ro2">
          <table:table-cell/>
          <table:table-cell office:value-type="string">
            <text:p>SAC</text:p>
          </table:table-cell>
          <table:table-cell office:value-type="float" office:value="0.758596382555512">
            <text:p>0,7585963826</text:p>
          </table:table-cell>
          <table:table-cell office:value-type="float" office:value="0.774651940669329">
            <text:p>0,7746519407</text:p>
          </table:table-cell>
          <table:table-cell office:value-type="float" office:value="0.06239404142235">
            <text:p>0,0623940414</text:p>
          </table:table-cell>
          <table:table-cell office:value-type="float" office:value="-0.599319880543705">
            <text:p>-0,5993198805</text:p>
          </table:table-cell>
          <table:table-cell office:value-type="float" office:value="-0.57136024325534">
            <text:p>-0,5713602433</text:p>
          </table:table-cell>
          <table:table-cell office:value-type="float" office:value="0.760237457432454">
            <text:p>0,7602374574</text:p>
          </table:table-cell>
          <table:table-cell office:value-type="float" office:value="0.891898190715084">
            <text:p>0,8918981907</text:p>
          </table:table-cell>
          <table:table-cell office:value-type="float" office:value="0.866058464138944">
            <text:p>0,8660584641</text:p>
          </table:table-cell>
          <table:table-cell office:value-type="float" office:value="0.905393564832407">
            <text:p>0,9053935648</text:p>
          </table:table-cell>
        </table:table-row>
        <table:table-row table:style-name="ro2">
          <table:table-cell/>
          <table:table-cell office:value-type="string">
            <text:p>SIGCOMM</text:p>
          </table:table-cell>
          <table:table-cell office:value-type="float" office:value="0.634226501413655">
            <text:p>0,6342265014</text:p>
          </table:table-cell>
          <table:table-cell office:value-type="float" office:value="0.672575050395758">
            <text:p>0,6725750504</text:p>
          </table:table-cell>
          <table:table-cell office:value-type="float" office:value="-0.152380427779366">
            <text:p>-0,1523804278</text:p>
          </table:table-cell>
          <table:table-cell office:value-type="float" office:value="-0.942195598533135">
            <text:p>-0,9421955985</text:p>
          </table:table-cell>
          <table:table-cell office:value-type="float" office:value="0.899379183917515">
            <text:p>0,8993791839</text:p>
          </table:table-cell>
          <table:table-cell office:value-type="float" office:value="0.878777420534314">
            <text:p>0,8787774205</text:p>
          </table:table-cell>
          <table:table-cell office:value-type="float" office:value="0.545694636623669">
            <text:p>0,5456946366</text:p>
          </table:table-cell>
          <table:table-cell office:value-type="float" office:value="0.607818183331113">
            <text:p>0,6078181833</text:p>
          </table:table-cell>
          <table:table-cell office:value-type="float" office:value="0.31893760528497">
            <text:p>0,3189376053</text:p>
          </table:table-cell>
        </table:table-row>
        <table:table-row table:style-name="ro2">
          <table:table-cell/>
          <table:table-cell office:value-type="string">
            <text:p>SIGCSE</text:p>
          </table:table-cell>
          <table:table-cell office:value-type="float" office:value="0.775460304283832">
            <text:p>0,7754603043</text:p>
          </table:table-cell>
          <table:table-cell office:value-type="float" office:value="0.709685913547013">
            <text:p>0,7096859135</text:p>
          </table:table-cell>
          <table:table-cell office:value-type="float" office:value="-0.179629509515036">
            <text:p>-0,1796295095</text:p>
          </table:table-cell>
          <table:table-cell office:value-type="float" office:value="-0.40261623109612">
            <text:p>-0,4026162311</text:p>
          </table:table-cell>
          <table:table-cell office:value-type="float" office:value="0.91730032985143">
            <text:p>0,9173003299</text:p>
          </table:table-cell>
          <table:table-cell office:value-type="float" office:value="0.927086856239321">
            <text:p>0,9270868562</text:p>
          </table:table-cell>
          <table:table-cell office:value-type="float" office:value="0.949668948913392">
            <text:p>0,9496689489</text:p>
          </table:table-cell>
          <table:table-cell office:value-type="float" office:value="0.945153819308621">
            <text:p>0,9451538193</text:p>
          </table:table-cell>
          <table:table-cell office:value-type="float" office:value="0.933232935010885">
            <text:p>0,933232935</text:p>
          </table:table-cell>
        </table:table-row>
        <table:table-row table:style-name="ro2">
          <table:table-cell/>
          <table:table-cell office:value-type="string">
            <text:p>SIGDOC</text:p>
          </table:table-cell>
          <table:table-cell office:value-type="float" office:value="0.897950787601571">
            <text:p>0,8979507876</text:p>
          </table:table-cell>
          <table:table-cell office:value-type="float" office:value="0.915745058228915">
            <text:p>0,9157450582</text:p>
          </table:table-cell>
          <table:table-cell office:value-type="float" office:value="-0.206967860889738">
            <text:p>-0,2069678609</text:p>
          </table:table-cell>
          <table:table-cell office:value-type="float" office:value="-0.91971863985329">
            <text:p>-0,9197186399</text:p>
          </table:table-cell>
          <table:table-cell office:value-type="float" office:value="0.882388698207611">
            <text:p>0,8823886982</text:p>
          </table:table-cell>
          <table:table-cell office:value-type="float" office:value="0.910144799666358">
            <text:p>0,9101447997</text:p>
          </table:table-cell>
          <table:table-cell office:value-type="float" office:value="0.280293513917365">
            <text:p>0,2802935139</text:p>
          </table:table-cell>
          <table:table-cell office:value-type="float" office:value="0.686476843703592">
            <text:p>0,6864768437</text:p>
          </table:table-cell>
          <table:table-cell office:value-type="float" office:value="0.201368284357854">
            <text:p>0,2013682844</text:p>
          </table:table-cell>
        </table:table-row>
        <table:table-row table:style-name="ro2">
          <table:table-cell/>
          <table:table-cell office:value-type="string">
            <text:p>SIGGRAPH</text:p>
          </table:table-cell>
          <table:table-cell office:value-type="float" office:value="0.820874361030095">
            <text:p>0,820874361</text:p>
          </table:table-cell>
          <table:table-cell office:value-type="float" office:value="0.898728990895294">
            <text:p>0,8987289909</text:p>
          </table:table-cell>
          <table:table-cell office:value-type="float" office:value="-0.382135121417643">
            <text:p>-0,3821351214</text:p>
          </table:table-cell>
          <table:table-cell office:value-type="float" office:value="-0.733409273140298">
            <text:p>-0,7334092731</text:p>
          </table:table-cell>
          <table:table-cell office:value-type="float" office:value="0.924020051398715">
            <text:p>0,9240200514</text:p>
          </table:table-cell>
          <table:table-cell office:value-type="float" office:value="0.876352379899626">
            <text:p>0,8763523799</text:p>
          </table:table-cell>
          <table:table-cell office:value-type="float" office:value="0.657564204149676">
            <text:p>0,6575642041</text:p>
          </table:table-cell>
          <table:table-cell office:value-type="float" office:value="0.810202616140092">
            <text:p>0,8102026161</text:p>
          </table:table-cell>
          <table:table-cell office:value-type="float" office:value="0.559018647251263">
            <text:p>0,5590186473</text:p>
          </table:table-cell>
        </table:table-row>
        <table:table-row table:style-name="ro2">
          <table:table-cell/>
          <table:table-cell office:value-type="string">
            <text:p>SIGIR</text:p>
          </table:table-cell>
          <table:table-cell office:value-type="float" office:value="0.914402430558844">
            <text:p>0,9144024306</text:p>
          </table:table-cell>
          <table:table-cell office:value-type="float" office:value="0.935211498426826">
            <text:p>0,9352114984</text:p>
          </table:table-cell>
          <table:table-cell office:value-type="float" office:value="-0.428753935583778">
            <text:p>-0,4287539356</text:p>
          </table:table-cell>
          <table:table-cell office:value-type="float" office:value="-0.750703623863381">
            <text:p>-0,7507036239</text:p>
          </table:table-cell>
          <table:table-cell office:value-type="float" office:value="0.811116695553252">
            <text:p>0,8111166956</text:p>
          </table:table-cell>
          <table:table-cell office:value-type="float" office:value="0.923103084241298">
            <text:p>0,9231030842</text:p>
          </table:table-cell>
          <table:table-cell office:value-type="float" office:value="0.967857644178044">
            <text:p>0,9678576442</text:p>
          </table:table-cell>
          <table:table-cell office:value-type="float" office:value="0.957672328913291">
            <text:p>0,9576723289</text:p>
          </table:table-cell>
          <table:table-cell office:value-type="float" office:value="0.972531755397544">
            <text:p>0,9725317554</text:p>
          </table:table-cell>
        </table:table-row>
        <table:table-row table:style-name="ro2">
          <table:table-cell/>
          <table:table-cell office:value-type="string">
            <text:p>SIGMETRICS</text:p>
          </table:table-cell>
          <table:table-cell office:value-type="float" office:value="0.568569161389936">
            <text:p>0,5685691614</text:p>
          </table:table-cell>
          <table:table-cell office:value-type="float" office:value="0.500835717186141">
            <text:p>0,5008357172</text:p>
          </table:table-cell>
          <table:table-cell office:value-type="float" office:value="0.566180678150351">
            <text:p>0,5661806782</text:p>
          </table:table-cell>
          <table:table-cell office:value-type="float" office:value="-0.584606296984525">
            <text:p>-0,584606297</text:p>
          </table:table-cell>
          <table:table-cell office:value-type="float" office:value="0.45104467658509">
            <text:p>0,4510446766</text:p>
          </table:table-cell>
          <table:table-cell office:value-type="float" office:value="0.938048145872183">
            <text:p>0,9380481459</text:p>
          </table:table-cell>
          <table:table-cell office:value-type="float" office:value="0.840151311304967">
            <text:p>0,8401513113</text:p>
          </table:table-cell>
          <table:table-cell office:value-type="float" office:value="0.872807648825955">
            <text:p>0,8728076488</text:p>
          </table:table-cell>
          <table:table-cell office:value-type="float" office:value="0.680335441166396">
            <text:p>0,6803354412</text:p>
          </table:table-cell>
        </table:table-row>
        <table:table-row table:style-name="ro2">
          <table:table-cell/>
          <table:table-cell office:value-type="string">
            <text:p>SIGMOD</text:p>
          </table:table-cell>
          <table:table-cell office:value-type="float" office:value="0.938659985889036">
            <text:p>0,9386599859</text:p>
          </table:table-cell>
          <table:table-cell office:value-type="float" office:value="0.94605725071779">
            <text:p>0,9460572507</text:p>
          </table:table-cell>
          <table:table-cell office:value-type="float" office:value="0.0117277705864129">
            <text:p>0,0117277706</text:p>
          </table:table-cell>
          <table:table-cell office:value-type="float" office:value="-0.746129916923897">
            <text:p>-0,7461299169</text:p>
          </table:table-cell>
          <table:table-cell office:value-type="float" office:value="0.911867114885711">
            <text:p>0,9118671149</text:p>
          </table:table-cell>
          <table:table-cell office:value-type="float" office:value="0.909700056126537">
            <text:p>0,9097000561</text:p>
          </table:table-cell>
          <table:table-cell office:value-type="float" office:value="0.941868751015192">
            <text:p>0,941868751</text:p>
          </table:table-cell>
          <table:table-cell office:value-type="float" office:value="0.938314647246158">
            <text:p>0,9383146472</text:p>
          </table:table-cell>
          <table:table-cell office:value-type="float" office:value="0.955158452947973">
            <text:p>0,9551584529</text:p>
          </table:table-cell>
        </table:table-row>
        <table:table-row table:style-name="ro2">
          <table:table-cell/>
          <table:table-cell office:value-type="string">
            <text:p>STOC</text:p>
          </table:table-cell>
          <table:table-cell office:value-type="float" office:value="0.729904428481161">
            <text:p>0,7299044285</text:p>
          </table:table-cell>
          <table:table-cell office:value-type="float" office:value="0.784023686822485">
            <text:p>0,7840236868</text:p>
          </table:table-cell>
          <table:table-cell office:value-type="float" office:value="0.703451323632353">
            <text:p>0,7034513236</text:p>
          </table:table-cell>
          <table:table-cell office:value-type="float" office:value="0.0279469771600837">
            <text:p>0,0279469772</text:p>
          </table:table-cell>
          <table:table-cell office:value-type="float" office:value="0.624465980559689">
            <text:p>0,6244659806</text:p>
          </table:table-cell>
          <table:table-cell office:value-type="float" office:value="0.835974784716048">
            <text:p>0,8359747847</text:p>
          </table:table-cell>
          <table:table-cell office:value-type="float" office:value="0.95513449775744">
            <text:p>0,9551344978</text:p>
          </table:table-cell>
          <table:table-cell office:value-type="float" office:value="0.93137495134619">
            <text:p>0,9313749513</text:p>
          </table:table-cell>
          <table:table-cell office:value-type="float" office:value="0.942615314321005">
            <text:p>0,9426153143</text:p>
          </table:table-cell>
        </table:table-row>
        <table:table-row table:style-name="ro2">
          <table:table-cell table:number-columns-repeated="2"/>
          <table:table-cell table:formula="of:=AVERAGE([.C2:.C23])" office:value-type="float" office:value="0.73451242192913">
            <text:p>0,7345124219</text:p>
          </table:table-cell>
          <table:table-cell table:formula="of:=AVERAGE([.D2:.D23])" office:value-type="float" office:value="0.756182472166302">
            <text:p>0,7561824722</text:p>
          </table:table-cell>
          <table:table-cell table:formula="of:=AVERAGE([.E2:.E23])" office:value-type="float" office:value="-0.104825945872107">
            <text:p>-0,1048259459</text:p>
          </table:table-cell>
          <table:table-cell table:formula="of:=AVERAGE([.F2:.F23])" office:value-type="float" office:value="-0.575548081859082">
            <text:p>-0,5755480819</text:p>
          </table:table-cell>
          <table:table-cell table:formula="of:=AVERAGE([.G2:.G23])" office:value-type="float" office:value="0.658463594445332">
            <text:p>0,6584635944</text:p>
          </table:table-cell>
          <table:table-cell table:formula="of:=AVERAGE([.H2:.H23])" office:value-type="float" office:value="0.871744009655925">
            <text:p>0,8717440097</text:p>
          </table:table-cell>
          <table:table-cell table:formula="of:=AVERAGE([.I2:.I23])" office:value-type="float" office:value="0.778656329496618">
            <text:p>0,7786563295</text:p>
          </table:table-cell>
          <table:table-cell table:formula="of:=AVERAGE([.J2:.J23])" office:value-type="float" office:value="0.811060702990542">
            <text:p>0,811060703</text:p>
          </table:table-cell>
          <table:table-cell table:formula="of:=AVERAGE([.K2:.K23])" office:value-type="float" office:value="0.703860482967992">
            <text:p>0,703860483</text:p>
          </table:table-cell>
        </table:table-row>
      </table:table>
      <table:table table:name="Planilha2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row table:style-name="ro1">
          <table:table-cell/>
          <table:table-cell table:style-name="ce1" office:value-type="string">
            <text:p>\textbf{Comunidade}</text:p>
          </table:table-cell>
          <table:table-cell table:style-name="ce1" office:value-type="string">
            <text:p><text:s/>&amp; </text:p>
          </table:table-cell>
          <table:table-cell office:value-type="string">
            <text:p>\textbf{Diâmetro}</text:p>
          </table:table-cell>
          <table:table-cell table:style-name="ce1" office:value-type="string">
            <text:p><text:s/>&amp; </text:p>
          </table:table-cell>
          <table:table-cell office:value-type="string">
            <text:p>\textbf{Caminho Mínimo Médio}</text:p>
          </table:table-cell>
          <table:table-cell table:style-name="ce1" office:value-type="string">
            <text:p><text:s/>&amp; </text:p>
          </table:table-cell>
          <table:table-cell office:value-type="string">
            <text:p>\textbf{Coeficiente de Agrupamento}</text:p>
          </table:table-cell>
          <table:table-cell table:style-name="ce1" office:value-type="string">
            <text:p><text:s/>&amp; </text:p>
          </table:table-cell>
          <table:table-cell office:value-type="string">
            <text:p>\textbf{Assortatividade}</text:p>
          </table:table-cell>
          <table:table-cell table:style-name="ce1" office:value-type="string">
            <text:p><text:s/>&amp; </text:p>
          </table:table-cell>
          <table:table-cell office:value-type="string">
            <text:p>\textbf{Maior WCC}</text:p>
          </table:table-cell>
          <table:table-cell table:style-name="ce1" office:value-type="string">
            <text:p><text:s/>&amp; </text:p>
          </table:table-cell>
          <table:table-cell office:value-type="string">
            <text:p>\textbf{Grau Médio}</text:p>
          </table:table-cell>
          <table:table-cell office:value-type="string">
            <text:p><text:s/>\\ \hline</text:p>
          </table:table-cell>
        </table:table-row>
        <table:table-row table:style-name="ro1">
          <table:table-cell/>
          <table:table-cell office:value-type="string">
            <text:p>CCS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805259165974187">
            <text:p>0,81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782926647514188">
            <text:p>0,78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-0.356438193874089">
            <text:p>-0,36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-0.672654723673671">
            <text:p>-0,67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490595268901609">
            <text:p>0,49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88321694162907">
            <text:p>0,88</text:p>
          </table:table-cell>
          <table:table-cell office:value-type="string">
            <text:p><text:s/>\\ \hline</text:p>
          </table:table-cell>
        </table:table-row>
        <table:table-row table:style-name="ro1">
          <table:table-cell/>
          <table:table-cell office:value-type="string">
            <text:p>CHI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905445863740752">
            <text:p>0,91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913595925144321">
            <text:p>0,91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-0.819434174523227">
            <text:p>-0,82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-0.840826642505826">
            <text:p>-0,84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947719815807981">
            <text:p>0,95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854818877164812">
            <text:p>0,85</text:p>
          </table:table-cell>
          <table:table-cell office:value-type="string">
            <text:p><text:s/>\\ \hline</text:p>
          </table:table-cell>
        </table:table-row>
        <table:table-row table:style-name="ro1">
          <table:table-cell/>
          <table:table-cell office:value-type="string">
            <text:p>CIKM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790134715176533">
            <text:p>0,79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792471398617297">
            <text:p>0,79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-0.525528197345735">
            <text:p>-0,53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-0.820226792075286">
            <text:p>-0,82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648649730739783">
            <text:p>0,65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973332410130299">
            <text:p>0,97</text:p>
          </table:table-cell>
          <table:table-cell office:value-type="string">
            <text:p><text:s/>\\ \hline</text:p>
          </table:table-cell>
        </table:table-row>
        <table:table-row table:style-name="ro1">
          <table:table-cell/>
          <table:table-cell office:value-type="string">
            <text:p>DAC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940737431877252">
            <text:p>0,94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939435325159552">
            <text:p>0,94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-0.408516966043458">
            <text:p>-0,41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-0.517678244672905">
            <text:p>-0,52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903919869210604">
            <text:p>0,90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901102379221662">
            <text:p>0,90</text:p>
          </table:table-cell>
          <table:table-cell office:value-type="string">
            <text:p><text:s/>\\ \hline</text:p>
          </table:table-cell>
        </table:table-row>
        <table:table-row table:style-name="ro1">
          <table:table-cell/>
          <table:table-cell office:value-type="string">
            <text:p>HSCC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383025346314246">
            <text:p>0,38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648257237136762">
            <text:p>0,65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-0.715676506829461">
            <text:p>-0,72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-0.338051052102884">
            <text:p>-0,34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80155690311797">
            <text:p>0,80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584860097727516">
            <text:p>0,58</text:p>
          </table:table-cell>
          <table:table-cell office:value-type="string">
            <text:p><text:s/>\\ \hline</text:p>
          </table:table-cell>
        </table:table-row>
        <table:table-row table:style-name="ro1">
          <table:table-cell/>
          <table:table-cell office:value-type="string">
            <text:p>ICSE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72884573347903">
            <text:p>0,73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750439464642018">
            <text:p>0,75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-0.392607397908057">
            <text:p>-0,39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-0.718120590612154">
            <text:p>-0,72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443699536858745">
            <text:p>0,44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977265052119986">
            <text:p>0,98</text:p>
          </table:table-cell>
          <table:table-cell office:value-type="string">
            <text:p><text:s/>\\ \hline</text:p>
          </table:table-cell>
        </table:table-row>
        <table:table-row table:style-name="ro1">
          <table:table-cell/>
          <table:table-cell office:value-type="string">
            <text:p>ISCA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573347114131478">
            <text:p>0,57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576440059371451">
            <text:p>0,58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624761615624638">
            <text:p>0,62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-0.327020605181132">
            <text:p>-0,33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672337462660195">
            <text:p>0,67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846495391912019">
            <text:p>0,85</text:p>
          </table:table-cell>
          <table:table-cell office:value-type="string">
            <text:p><text:s/>\\ \hline</text:p>
          </table:table-cell>
        </table:table-row>
        <table:table-row table:style-name="ro1">
          <table:table-cell/>
          <table:table-cell office:value-type="string">
            <text:p>KDD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612145772734413">
            <text:p>0,61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686538308443834">
            <text:p>0,69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-0.111063268033578">
            <text:p>-0,11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-0.939203836292421">
            <text:p>-0,94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75722623753037">
            <text:p>0,76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738124938389907">
            <text:p>0,74</text:p>
          </table:table-cell>
          <table:table-cell office:value-type="string">
            <text:p><text:s/>\\ \hline</text:p>
          </table:table-cell>
        </table:table-row>
        <table:table-row table:style-name="ro1">
          <table:table-cell/>
          <table:table-cell office:value-type="string">
            <text:p>MICRO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506638365126257">
            <text:p>0,51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478518101099888">
            <text:p>0,48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494352081567653">
            <text:p>0,49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-0.227894156579765">
            <text:p>-0,23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380115773428439">
            <text:p>0,38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864305038548326">
            <text:p>0,86</text:p>
          </table:table-cell>
          <table:table-cell office:value-type="string">
            <text:p><text:s/>\\ \hline</text:p>
          </table:table-cell>
        </table:table-row>
        <table:table-row table:style-name="ro1">
          <table:table-cell/>
          <table:table-cell office:value-type="string">
            <text:p>MM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886070621923753">
            <text:p>0,89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884915047239123">
            <text:p>0,88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-0.894675193781633">
            <text:p>-0,89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-0.902241423555241">
            <text:p>-0,90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914780173055923">
            <text:p>0,91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927813211093421">
            <text:p>0,93</text:p>
          </table:table-cell>
          <table:table-cell office:value-type="string">
            <text:p><text:s/>\\ \hline</text:p>
          </table:table-cell>
        </table:table-row>
        <table:table-row table:style-name="ro1">
          <table:table-cell/>
          <table:table-cell office:value-type="string">
            <text:p>MOBICOM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732081124759802">
            <text:p>0,73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813929478979522">
            <text:p>0,81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154560900522964">
            <text:p>0,15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-0.414484418501821">
            <text:p>-0,41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812231711757051">
            <text:p>0,81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79974154559052">
            <text:p>0,80</text:p>
          </table:table-cell>
          <table:table-cell office:value-type="string">
            <text:p><text:s/>\\ \hline</text:p>
          </table:table-cell>
        </table:table-row>
        <table:table-row table:style-name="ro1">
          <table:table-cell/>
          <table:table-cell office:value-type="string">
            <text:p>PODC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560518274521525">
            <text:p>0,56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560159921910082">
            <text:p>0,56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-0.175548684954826">
            <text:p>-0,18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-0.254984986674388">
            <text:p>-0,25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326938925147238">
            <text:p>0,33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943652522822591">
            <text:p>0,94</text:p>
          </table:table-cell>
          <table:table-cell office:value-type="string">
            <text:p><text:s/>\\ \hline</text:p>
          </table:table-cell>
        </table:table-row>
        <table:table-row table:style-name="ro1">
          <table:table-cell/>
          <table:table-cell office:value-type="string">
            <text:p>POPL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696379409477995">
            <text:p>0,70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670872365511062">
            <text:p>0,67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825756217786541">
            <text:p>0,83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-0.037917844694035">
            <text:p>-0,04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536205181877727">
            <text:p>0,54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92421482135209">
            <text:p>0,92</text:p>
          </table:table-cell>
          <table:table-cell office:value-type="string">
            <text:p><text:s/>\\ \hline</text:p>
          </table:table-cell>
        </table:table-row>
        <table:table-row table:style-name="ro1">
          <table:table-cell/>
          <table:table-cell office:value-type="string">
            <text:p>SAC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758596382555512">
            <text:p>0,76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774651940669329">
            <text:p>0,77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06239404142235">
            <text:p>0,06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-0.599319880543705">
            <text:p>-0,60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-0.57136024325534">
            <text:p>-0,57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760237457432454">
            <text:p>0,76</text:p>
          </table:table-cell>
          <table:table-cell office:value-type="string">
            <text:p><text:s/>\\ \hline</text:p>
          </table:table-cell>
        </table:table-row>
        <table:table-row table:style-name="ro1">
          <table:table-cell/>
          <table:table-cell office:value-type="string">
            <text:p>SIGCOMM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634226501413655">
            <text:p>0,63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672575050395758">
            <text:p>0,67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-0.152380427779366">
            <text:p>-0,15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-0.942195598533135">
            <text:p>-0,94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899379183917515">
            <text:p>0,90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878777420534314">
            <text:p>0,88</text:p>
          </table:table-cell>
          <table:table-cell office:value-type="string">
            <text:p><text:s/>\\ \hline</text:p>
          </table:table-cell>
        </table:table-row>
        <table:table-row table:style-name="ro1">
          <table:table-cell/>
          <table:table-cell office:value-type="string">
            <text:p>SIGCSE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775460304283832">
            <text:p>0,78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709685913547013">
            <text:p>0,71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-0.179629509515036">
            <text:p>-0,18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-0.40261623109612">
            <text:p>-0,40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91730032985143">
            <text:p>0,92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927086856239321">
            <text:p>0,93</text:p>
          </table:table-cell>
          <table:table-cell office:value-type="string">
            <text:p><text:s/>\\ \hline</text:p>
          </table:table-cell>
        </table:table-row>
        <table:table-row table:style-name="ro1">
          <table:table-cell/>
          <table:table-cell office:value-type="string">
            <text:p>SIGDOC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897950787601571">
            <text:p>0,90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915745058228915">
            <text:p>0,92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-0.206967860889738">
            <text:p>-0,21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-0.91971863985329">
            <text:p>-0,92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882388698207611">
            <text:p>0,88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910144799666358">
            <text:p>0,91</text:p>
          </table:table-cell>
          <table:table-cell office:value-type="string">
            <text:p><text:s/>\\ \hline</text:p>
          </table:table-cell>
        </table:table-row>
        <table:table-row table:style-name="ro1">
          <table:table-cell/>
          <table:table-cell office:value-type="string">
            <text:p>SIGGRAPH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820874361030095">
            <text:p>0,82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898728990895294">
            <text:p>0,90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-0.382135121417643">
            <text:p>-0,38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-0.733409273140298">
            <text:p>-0,73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924020051398715">
            <text:p>0,92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876352379899626">
            <text:p>0,88</text:p>
          </table:table-cell>
          <table:table-cell office:value-type="string">
            <text:p><text:s/>\\ \hline</text:p>
          </table:table-cell>
        </table:table-row>
        <table:table-row table:style-name="ro1">
          <table:table-cell/>
          <table:table-cell office:value-type="string">
            <text:p>SIGIR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914402430558844">
            <text:p>0,91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935211498426826">
            <text:p>0,94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-0.428753935583778">
            <text:p>-0,43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-0.750703623863381">
            <text:p>-0,75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811116695553252">
            <text:p>0,81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923103084241298">
            <text:p>0,92</text:p>
          </table:table-cell>
          <table:table-cell office:value-type="string">
            <text:p><text:s/>\\ \hline</text:p>
          </table:table-cell>
        </table:table-row>
        <table:table-row table:style-name="ro1">
          <table:table-cell/>
          <table:table-cell office:value-type="string">
            <text:p>SIGMETRICS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568569161389936">
            <text:p>0,57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500835717186141">
            <text:p>0,50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566180678150351">
            <text:p>0,57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-0.584606296984525">
            <text:p>-0,58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45104467658509">
            <text:p>0,45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938048145872183">
            <text:p>0,94</text:p>
          </table:table-cell>
          <table:table-cell office:value-type="string">
            <text:p><text:s/>\\ \hline</text:p>
          </table:table-cell>
        </table:table-row>
        <table:table-row table:style-name="ro1">
          <table:table-cell/>
          <table:table-cell office:value-type="string">
            <text:p>SIGMOD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938659985889036">
            <text:p>0,94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94605725071779">
            <text:p>0,95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0117277705864129">
            <text:p>0,01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-0.746129916923897">
            <text:p>-0,75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911867114885711">
            <text:p>0,91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909700056126537">
            <text:p>0,91</text:p>
          </table:table-cell>
          <table:table-cell office:value-type="string">
            <text:p><text:s/>\\ \hline</text:p>
          </table:table-cell>
        </table:table-row>
        <table:table-row table:style-name="ro1">
          <table:table-cell/>
          <table:table-cell office:value-type="string">
            <text:p>STOC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729904428481161">
            <text:p>0,73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784023686822485">
            <text:p>0,78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703451323632353">
            <text:p>0,70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0279469771600837">
            <text:p>0,03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624465980559689">
            <text:p>0,62</text:p>
          </table:table-cell>
          <table:table-cell table:style-name="ce1" office:value-type="string">
            <text:p><text:s/>&amp; </text:p>
          </table:table-cell>
          <table:table-cell table:style-name="ce2" office:value-type="float" office:value="0.835974784716048">
            <text:p>0,84</text:p>
          </table:table-cell>
          <table:table-cell office:value-type="string">
            <text:p><text:s/>\\ \hline</text:p>
          </table:table-cell>
        </table:table-row>
        <table:table-row table:style-name="ro1">
          <table:table-cell/>
          <table:table-cell office:value-type="string">
            <text:p>\textbf{Average}</text:p>
          </table:table-cell>
          <table:table-cell table:style-name="ce1" office:value-type="string">
            <text:p><text:s/>&amp; </text:p>
          </table:table-cell>
          <table:table-cell table:style-name="ce2" table:formula="of:=AVERAGE([.D2:.D23])" office:value-type="float" office:value="0.73451242192913">
            <text:p>0,73</text:p>
          </table:table-cell>
          <table:table-cell table:style-name="ce1" office:value-type="string">
            <text:p><text:s/>&amp; </text:p>
          </table:table-cell>
          <table:table-cell table:style-name="ce2" table:formula="of:=AVERAGE([.F2:.F23])" office:value-type="float" office:value="0.756182472166302">
            <text:p>0,76</text:p>
          </table:table-cell>
          <table:table-cell table:style-name="ce1" office:value-type="string">
            <text:p><text:s/>&amp; </text:p>
          </table:table-cell>
          <table:table-cell table:style-name="ce2" table:formula="of:=AVERAGE([.H2:.H23])" office:value-type="float" office:value="-0.104825945872107">
            <text:p>-0,10</text:p>
          </table:table-cell>
          <table:table-cell table:style-name="ce1" office:value-type="string">
            <text:p><text:s/>&amp; </text:p>
          </table:table-cell>
          <table:table-cell table:style-name="ce2" table:formula="of:=AVERAGE([.J2:.J23])" office:value-type="float" office:value="-0.575548081859082">
            <text:p>-0,58</text:p>
          </table:table-cell>
          <table:table-cell table:style-name="ce1" office:value-type="string">
            <text:p><text:s/>&amp; </text:p>
          </table:table-cell>
          <table:table-cell table:style-name="ce2" table:formula="of:=AVERAGE([.L2:.L23])" office:value-type="float" office:value="0.658463594445332">
            <text:p>0,66</text:p>
          </table:table-cell>
          <table:table-cell table:style-name="ce1" office:value-type="string">
            <text:p><text:s/>&amp; </text:p>
          </table:table-cell>
          <table:table-cell table:style-name="ce2" table:formula="of:=AVERAGE([.N2:.N23])" office:value-type="float" office:value="0.871744009655925">
            <text:p>0,87</text:p>
          </table:table-cell>
          <table:table-cell office:value-type="string">
            <text:p><text:s/>\\ \hline</text:p>
          </table:table-cell>
        </table:table-row>
        <table:table-row table:style-name="ro2" table:number-rows-repeated="1048551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Planilha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11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Leite</meta:initial-creator>
    <meta:creation-date>2013-07-02T17:50:29</meta:creation-date>
    <dc:date>2013-07-02T18:38:47</dc:date>
    <dc:creator>Bruno Leite</dc:creator>
    <meta:editing-duration>PT34M58S</meta:editing-duration>
    <meta:editing-cycles>11</meta:editing-cycles>
    <meta:generator>LibreOffice/3.5$Linux_X86_64 LibreOffice_project/350m1$Build-2</meta:generator>
    <meta:document-statistic meta:table-count="3" meta:cell-count="575" meta:object-count="0"/>
  </office:meta>
</office:document-meta>
</file>